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4F00003783000028A27D444DAC15BD237B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2" style:family="table">
      <style:table-properties style:width="6.456cm" fo:margin-left="4.038cm" fo:margin-right="4.505cm" table:align="margins" style:writing-mode="lr-tb"/>
    </style:style>
    <style:style style:name="Tabla2.A" style:family="table-column">
      <style:table-column-properties style:column-width="3.44cm" style:rel-column-width="34916*"/>
    </style:style>
    <style:style style:name="Tabla2.B" style:family="table-column">
      <style:table-column-properties style:column-width="3.016cm" style:rel-column-width="30619*"/>
    </style:style>
    <style:style style:name="Tabla2.A1" style:family="table-cell">
      <style:table-cell-properties fo:padding-left="0.123cm" fo:padding-right="0.123cm" fo:padding-top="0cm" fo:padding-bottom="0cm" fo:border-left="0.05pt solid #000000" fo:border-right="none" fo:border-top="none" fo:border-bottom="4pt solid #000000"/>
    </style:style>
    <style:style style:name="Tabla2.B1" style:family="table-cell">
      <style:table-cell-properties fo:padding-left="0.123cm" fo:padding-right="0.123cm" fo:padding-top="0cm" fo:padding-bottom="0cm" fo:border-left="none" fo:border-right="none" fo:border-top="none" fo:border-bottom="4pt solid #000000"/>
    </style:style>
    <style:style style:name="Tabla2.2" style:family="table-row">
      <style:table-row-properties fo:keep-together="auto"/>
    </style:style>
    <style:style style:name="Tabla2.A2" style:family="table-cell">
      <style:table-cell-properties fo:padding-left="0.123cm" fo:padding-right="0.123cm" fo:padding-top="0cm" fo:padding-bottom="0cm" fo:border="none"/>
    </style:style>
    <style:style style:name="Tabla2.B2" style:family="table-cell">
      <style:table-cell-properties fo:padding-left="0.123cm" fo:padding-right="0.123cm" fo:padding-top="0cm" fo:padding-bottom="0cm" fo:border-left="4pt solid #000000" fo:border-right="none" fo:border-top="none" fo:border-bottom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text-properties fo:language="es" fo:country="ES" officeooo:paragraph-rsid="00127115"/>
    </style:style>
    <style:style style:name="P5" style:family="paragraph" style:parent-style-name="Text_20_body">
      <style:text-properties fo:language="es" fo:country="ES" officeooo:paragraph-rsid="0018a558"/>
    </style:style>
    <style:style style:name="P6" style:family="paragraph" style:parent-style-name="Text_20_body">
      <style:text-properties fo:language="es" fo:country="ES" officeooo:paragraph-rsid="001ba4aa"/>
    </style:style>
    <style:style style:name="P7" style:family="paragraph" style:parent-style-name="Text_20_body">
      <style:paragraph-properties fo:text-align="center" style:justify-single-word="false"/>
      <style:text-properties officeooo:rsid="00144621" officeooo:paragraph-rsid="00144621"/>
    </style:style>
    <style:style style:name="P8" style:family="paragraph" style:parent-style-name="Text_20_body">
      <style:paragraph-properties fo:break-before="page"/>
      <style:text-properties fo:language="es" fo:country="ES" officeooo:paragraph-rsid="001ba4aa"/>
    </style:style>
    <style:style style:name="P9" style:family="paragraph" style:parent-style-name="Text_20_body" style:list-style-name="Numbering_20_1"/>
    <style:style style:name="P10" style:family="paragraph" style:parent-style-name="Text_20_body" style:list-style-name="Numbering_20_1">
      <style:text-properties officeooo:paragraph-rsid="0018a558"/>
    </style:style>
    <style:style style:name="P11" style:family="paragraph" style:parent-style-name="Text_20_body" style:list-style-name="Numbering_20_1">
      <style:text-properties officeooo:paragraph-rsid="0028288d"/>
    </style:style>
    <style:style style:name="P12" style:family="paragraph" style:parent-style-name="Text_20_body" style:list-style-name="Numbering_20_1">
      <style:text-properties officeooo:paragraph-rsid="0014333f"/>
    </style:style>
    <style:style style:name="P13" style:family="paragraph" style:parent-style-name="Text_20_body" style:list-style-name="Numbering_20_1">
      <style:text-properties officeooo:paragraph-rsid="00144621"/>
    </style:style>
    <style:style style:name="P14" style:family="paragraph" style:parent-style-name="Text_20_body" style:list-style-name="Numbering_20_1">
      <style:text-properties officeooo:paragraph-rsid="001ba4aa"/>
    </style:style>
    <style:style style:name="P15" style:family="paragraph" style:parent-style-name="Text_20_body" style:list-style-name="Numbering_20_1">
      <style:text-properties fo:language="es" fo:country="ES"/>
    </style:style>
    <style:style style:name="P16" style:family="paragraph" style:parent-style-name="Text_20_body" style:list-style-name="Numbering_20_1">
      <style:text-properties fo:language="es" fo:country="ES" officeooo:paragraph-rsid="0018a558"/>
    </style:style>
    <style:style style:name="P17" style:family="paragraph" style:parent-style-name="Text_20_body" style:list-style-name="Numbering_20_1">
      <style:text-properties fo:language="es" fo:country="ES" officeooo:paragraph-rsid="001ba4aa"/>
    </style:style>
    <style:style style:name="P18" style:family="paragraph" style:parent-style-name="Text_20_body" style:list-style-name="Numbering_20_1">
      <style:text-properties officeooo:rsid="0027c6f8" officeooo:paragraph-rsid="0028288d"/>
    </style:style>
    <style:style style:name="P19" style:family="paragraph" style:parent-style-name="Text_20_body" style:list-style-name="Numbering_20_1">
      <style:text-properties officeooo:rsid="0018a558" officeooo:paragraph-rsid="0018a558"/>
    </style:style>
    <style:style style:name="P20" style:family="paragraph" style:parent-style-name="Text_20_body" style:list-style-name="Numbering_20_1">
      <style:text-properties officeooo:rsid="00144621" officeooo:paragraph-rsid="00144621"/>
    </style:style>
    <style:style style:name="P21" style:family="paragraph" style:parent-style-name="Heading_20_3" style:master-page-name="Standard">
      <style:paragraph-properties style:page-number="auto"/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3dbec"/>
    </style:style>
    <style:style style:name="T3" style:family="text">
      <style:text-properties fo:language="es" fo:country="ES" officeooo:rsid="001ba4aa"/>
    </style:style>
    <style:style style:name="T4" style:family="text">
      <style:text-properties fo:language="es" fo:country="ES" officeooo:rsid="0018a558"/>
    </style:style>
    <style:style style:name="T5" style:family="text">
      <style:text-properties fo:language="es" fo:country="ES" officeooo:rsid="001edd47"/>
    </style:style>
    <style:style style:name="T6" style:family="text">
      <style:text-properties fo:language="es" fo:country="ES" officeooo:rsid="0029144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4333f"/>
    </style:style>
    <style:style style:name="T10" style:family="text">
      <style:text-properties officeooo:rsid="00144621"/>
    </style:style>
    <style:style style:name="T11" style:family="text">
      <style:text-properties officeooo:rsid="00163b91"/>
    </style:style>
    <style:style style:name="T12" style:family="text">
      <style:text-properties officeooo:rsid="0018a558"/>
    </style:style>
    <style:style style:name="T13" style:family="text">
      <style:text-properties officeooo:rsid="00197525"/>
    </style:style>
    <style:style style:name="T14" style:family="text">
      <style:text-properties officeooo:rsid="0019de03"/>
    </style:style>
    <style:style style:name="T15" style:family="text">
      <style:text-properties officeooo:rsid="001ba4aa"/>
    </style:style>
    <style:style style:name="T16" style:family="text">
      <style:text-properties officeooo:rsid="001cf52a"/>
    </style:style>
    <style:style style:name="T17" style:family="text">
      <style:text-properties officeooo:rsid="0020aa85"/>
    </style:style>
    <style:style style:name="T18" style:family="text">
      <style:text-properties officeooo:rsid="002395d2"/>
    </style:style>
    <style:style style:name="T19" style:family="text">
      <style:text-properties officeooo:rsid="00246776"/>
    </style:style>
    <style:style style:name="T20" style:family="text">
      <style:text-properties officeooo:rsid="0025efae"/>
    </style:style>
    <style:style style:name="T21" style:family="text">
      <style:text-properties officeooo:rsid="00291448"/>
    </style:style>
    <style:style style:name="T22" style:family="text">
      <style:text-properties officeooo:rsid="002aa5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Prueba de preparación 1<text:tab/><text:tab/><text:tab/><text:tab/><text:tab/><text:span text:style-name="T14">25</text:span>/<text:span text:style-name="T14">Sep</text:span>/201<text:span text:style-name="T22">7</text:span></text:h>
      <text:p text:style-name="P4">Apellidos …......................................................................... Nombre…..............................</text:p>
      <text:p text:style-name="P3"/>
      <text:p text:style-name="P3"><text:span text:style-name="T12">1</text:span>. <text:span text:style-name="T12">Unos</text:span> investigadores en Traumatología <text:span text:style-name="T12">realizaron un estudio para conocer</text:span> la frecuencia de <text:span text:style-name="T12">malformaciones</text:span> leves en los pies <text:span text:style-name="T12">entre los residentes </text:span>en la provincia <text:span text:style-name="T12">X</text:span>.</text:p>
      <text:p text:style-name="P3">¿Cuál de los siguientes procedimientos <text:span text:style-name="T13">usados </text:span>para elegir la muestra de estudio es el que <text:span text:style-name="T13">nos dará </text:span>un<text:span text:style-name="T13">a</text:span>s <text:span text:style-name="T13">observaciones</text:span> más representativ<text:span text:style-name="T13">a</text:span>s <text:span text:style-name="T13">de la población</text:span>?</text:p>
      <text:list xml:id="list8374531796059600617" text:style-name="Numbering_20_1">
        <text:list-item text:start-value="1">
          <text:p text:style-name="P15">Las personas que acuden a una ortopedia.</text:p>
        </text:list-item>
        <text:list-item>
          <text:p text:style-name="P15">Los clientes de una zapatería.</text:p>
        </text:list-item>
        <text:list-item>
          <text:p text:style-name="P15">Los pacientes <text:span text:style-name="T12">atendidos en una consulta de Traumatología.</text:span></text:p>
        </text:list-item>
      </text:list>
      <text:p text:style-name="P3"><text:span text:style-name="T12">2</text:span>. Unos investigadores estudiaron <text:span text:style-name="T12">la presencia de insuficiencia cardíaca en </text:span>las personas <text:span text:style-name="T12">obesas</text:span>. Para ello, eligieron a un grupo de personas <text:span text:style-name="T12">atendidos en uno de los h</text:span>ospitales de la provincia X ¿Cuál es la población <text:span text:style-name="T8">inferencial</text:span> o <text:span text:style-name="T8">muestreada</text:span> <text:span text:style-name="T12">de este estudio</text:span>?</text:p>
      <text:list xml:id="list63408581234707" text:continue-list="list8374531796059600617" text:style-name="Numbering_20_1">
        <text:list-item text:start-value="1">
          <text:p text:style-name="P15"><text:span text:style-name="T12">La formada por todas las</text:span> persona <text:span text:style-name="T12">obesas</text:span>.</text:p>
        </text:list-item>
        <text:list-item>
          <text:p text:style-name="P16"><text:span text:style-name="T12">La constituida por</text:span> las personas atendidas en el hospital.</text:p>
        </text:list-item>
        <text:list-item>
          <text:p text:style-name="P16">L<text:span text:style-name="T12">a de personas obesas con problemas cardíacos</text:span>.</text:p>
        </text:list-item>
      </text:list>
      <text:p text:style-name="P5">3. Unos investigadores recogieron información sobre las características clínicas de un grupo de pacientes atendidos en un servicio de cardiología y que padecían hiperlipidemias (alteraciones en el metabolismo de los lípidos). Algunas de ellas se relacionan a continuación.</text:p>
      <text:p text:style-name="P3">Señale cuál es un carácter cuantitativo continuo</text:p>
      <text:list xml:id="list63407991700157" text:continue-list="list63408581234707" text:style-name="Numbering_20_1">
        <text:list-item text:start-value="1">
          <text:p text:style-name="P15">Edad en años del paciente.</text:p>
        </text:list-item>
        <text:list-item>
          <text:p text:style-name="P15">Concentración de LDL-Colesterol (en mg/dl).</text:p>
        </text:list-item>
        <text:list-item>
          <text:p text:style-name="P9">Sexo del paciente.</text:p>
        </text:list-item>
      </text:list>
      <text:p text:style-name="P5"><text:span text:style-name="T12">4</text:span>. Entre las medidas que se señalan a continuación, indique cuál es una medida de posición</text:p>
      <text:list xml:id="list63408814463778" text:continue-list="list63407991700157" text:style-name="Numbering_20_1">
        <text:list-item text:start-value="1">
          <text:p text:style-name="P10">Amplitud.</text:p>
        </text:list-item>
        <text:list-item>
          <text:p text:style-name="P10">Moda.</text:p>
        </text:list-item>
        <text:list-item>
          <text:p text:style-name="P10">Cuartil.</text:p>
        </text:list-item>
      </text:list>
      <text:p text:style-name="P5"><text:soft-page-break/><text:span text:style-name="T12">5</text:span>. Unos investigadores estudiaron el tiempo que transcurre hasta la rehabilitación completa en un grupo de 6 pacientes que habían sufrido una parálisis parcial del brazo. La mediana del tiempo de tratamiento fue de 21 semanas.</text:p>
      <text:p text:style-name="P3">Pero al paciente con el tratamiento más largo hubo que prolongarle el tratamiento durante tres semanas más. ¿Cuál es el nuevo valor de la mediana? </text:p>
      <text:list xml:id="list63408424334451" text:continue-list="list63408814463778" text:style-name="Numbering_20_1">
        <text:list-item text:start-value="1">
          <text:p text:style-name="P18">18</text:p>
        </text:list-item>
        <text:list-item>
          <text:p text:style-name="P11">21</text:p>
        </text:list-item>
        <text:list-item>
          <text:p text:style-name="P15">24</text:p>
        </text:list-item>
      </text:list>
      <text:p text:style-name="Text_20_body"><text:span text:style-name="T12">6</text:span>. Al<text:span text:style-name="T1"> estudiar la distribución del </text:span><text:span text:style-name="T3">tiempo que dedican diariamente a ver la televisión </text:span><text:span text:style-name="T1"><text:s/>los estudiantes de Medicina de </text:span><text:span text:style-name="T3">una universidad</text:span><text:span text:style-name="T1">, se comprobó que </text:span><text:span text:style-name="T6">el valor aproximado de </text:span><text:span text:style-name="T1">la media era </text:span><text:span text:style-name="T6">40</text:span><text:span text:style-name="T1"> </text:span><text:span text:style-name="T5">minutos</text:span><text:span text:style-name="T1">, </text:span><text:span text:style-name="T6">y el de</text:span><text:span text:style-name="T1"> la mediana, </text:span><text:span text:style-name="T2">2</text:span><text:span text:style-name="T1">5 </text:span><text:span text:style-name="T5">minutos</text:span><text:span text:style-name="T1">. ¿Cuá</text:span><text:span text:style-name="T2">l</text:span><text:span text:style-name="T1"> es el histograma que mejor representa esa distribución?</text:span></text:p>
      <text:p text:style-name="P3"><draw:frame draw:style-name="fr1" draw:name="gráficos1" text:anchor-type="paragraph" svg:width="14.212cm" svg:height="10.402cm" draw:z-index="0"><draw:image xlink:href="Pictures/2000014F00003783000028A27D444DAC15BD237B.wmf" xlink:type="simple" xlink:show="embed" xlink:actuate="onLoad"/></draw:frame></text:p>
      <text:list xml:id="list63409038426114" text:continue-list="list63408424334451" text:style-name="Numbering_20_1">
        <text:list-item text:start-value="1">
          <text:p text:style-name="P15">La distribución A.</text:p>
        </text:list-item>
        <text:list-item>
          <text:p text:style-name="P15">La distribución B.</text:p>
        </text:list-item>
        <text:list-item>
          <text:p text:style-name="P15">La distribución C.</text:p>
        </text:list-item>
      </text:list>
      <text:p text:style-name="P3"/>
      <text:p text:style-name="P8"><text:span text:style-name="T15">7</text:span>. Unos investigadores, al publicar sus resultados, incluyeron una medida que definieron como la distancia entre el percentil 10 y el percentil 90. </text:p>
      <text:p text:style-name="P6">¿En qué categoría clasificaría a esta medida?</text:p>
      <text:list xml:id="list63408164997938" text:continue-list="list63409038426114" text:style-name="Numbering_20_1">
        <text:list-item text:start-value="1">
          <text:p text:style-name="P17">De forma.</text:p>
        </text:list-item>
        <text:list-item>
          <text:p text:style-name="P17">De dispersión.</text:p>
        </text:list-item>
        <text:list-item>
          <text:p text:style-name="P17">De centralización.</text:p>
        </text:list-item>
      </text:list>
      <text:p text:style-name="P3"><text:span text:style-name="T15">8</text:span>. Entre las siguientes combinaciones de palabras, elija las que faltan en la siguiente frase <text:s/>"<text:span text:style-name="T7">Los métodos estadísticos extraen conclusiones acerca de ________ basándose en ________ obtenidos a partir de _______</text:span>"</text:p>
      <text:p text:style-name="P3">(Nota: escoger la combinación que presente el orden correcto de las palabras) </text:p>
      <text:list xml:id="list63408527116968" text:continue-list="list63408164997938" text:style-name="Numbering_20_1">
        <text:list-item text:start-value="1">
          <text:p text:style-name="P9">estadísticos, muestras, <text:span text:style-name="T21">poblaciones</text:span>.</text:p>
        </text:list-item>
        <text:list-item>
          <text:p text:style-name="P9"><text:span text:style-name="T21">poblaciones</text:span>, estadísticos, muestras.</text:p>
        </text:list-item>
        <text:list-item>
          <text:p text:style-name="P12">muestras, <text:span text:style-name="T21">poblaciones, </text:span>estadísticos.</text:p>
        </text:list-item>
      </text:list>
      <text:p text:style-name="P3"><text:span text:style-name="T15">9</text:span>. <text:span text:style-name="T12">Si a</text:span>l estudiar la distribución del peso corporal <text:span text:style-name="T12">en</text:span> estudiantes de Medicina, <text:span text:style-name="T12">encontramos</text:span> que <text:span text:style-name="T12">tiene</text:span> una clara asimetría negativa. ¿Qué medida de centralización elegiría<text:span text:style-name="T12">s,</text:span> en vez de la media aritmética?</text:p>
      <text:list xml:id="list63408453631879" text:continue-list="list63408527116968" text:style-name="Numbering_20_1">
        <text:list-item text:start-value="1">
          <text:p text:style-name="P9">Cuartil 1.</text:p>
        </text:list-item>
        <text:list-item>
          <text:p text:style-name="P9">Decil 5.</text:p>
        </text:list-item>
        <text:list-item>
          <text:p text:style-name="P9">Percentil 75.</text:p>
        </text:list-item>
      </text:list>
      <text:p text:style-name="Text_20_body"><text:span text:style-name="T1">1</text:span><text:span text:style-name="T3">0</text:span><text:span text:style-name="T1">. Un investigador realizó un estudio de prueba de esfuerzo en deportistas. Tras <text:s/>analizar los datos y redactado el informe, pero antes de publicarlo, revisó cuidadosamente las observaciones originales.</text:span></text:p>
      <text:p text:style-name="P3"><text:span text:style-name="T12">¡</text:span>Y encontró un lamentable error.! La puntuación más alta era en realidad 6 unidades mayor que la usada en el análisis. Tenía que rehacer de nuevo los cálculos y corregir el informe. <text:s/>Pero, ¿cuál de las siguientes medidas estará afectada por ese error?</text:p>
      <text:list xml:id="list63408433971848" text:continue-list="list63408453631879" text:style-name="Numbering_20_1">
        <text:list-item text:start-value="1">
          <text:p text:style-name="P15">El cuartil 1.</text:p>
        </text:list-item>
        <text:list-item>
          <text:p text:style-name="P9">La amplitud.</text:p>
        </text:list-item>
        <text:list-item>
          <text:p text:style-name="P15">La mediana.</text:p>
        </text:list-item>
      </text:list>
      <text:p text:style-name="P6"><text:span text:style-name="T15">11</text:span>. En el diagrama de sectores, el área asignada a una modalidad, ¿a qué corresponde?</text:p>
      <text:list xml:id="list63408551708956" text:continue-list="list63408433971848" text:style-name="Numbering_20_1">
        <text:list-item text:start-value="1">
          <text:p text:style-name="P17">A la frecuencia de la modalidad.</text:p>
        </text:list-item>
        <text:list-item>
          <text:p text:style-name="P17">A la frecuencia acumulada de la modalidad.</text:p>
        </text:list-item>
        <text:list-item>
          <text:p text:style-name="P17">A la marca de clase de la modalidad.12.</text:p>
        </text:list-item>
      </text:list>
      <text:p text:style-name="P6"><text:soft-page-break/><text:s/><text:span text:style-name="T15">12. </text:span>¿Cuál es el valor más pequeño que puede tomar la desviación típica de una variable?</text:p>
      <text:list xml:id="list63407327200364" text:continue-list="list63408551708956" text:style-name="Numbering_20_1">
        <text:list-item text:start-value="1">
          <text:p text:style-name="P9">-∞.</text:p>
        </text:list-item>
        <text:list-item>
          <text:p text:style-name="P9">-<text:span text:style-name="T12">1.</text:span></text:p>
        </text:list-item>
        <text:list-item>
          <text:p text:style-name="P19">0</text:p>
        </text:list-item>
      </text:list>
      <text:p text:style-name="P3">13. ¿Cuál es la media de la siguiente distribución?</text:p>
      <text:p text:style-name="Text_20_body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x</text:p>
          </table:table-cell>
          <table:table-cell table:style-name="Tabla2.B1" office:value-type="string">
            <text:p text:style-name="P2">n</text:p>
          </table:table-cell>
        </table:table-row>
        <table:table-row table:style-name="Tabla2.2">
          <table:table-cell table:style-name="Tabla2.A2" office:value-type="string">
            <text:p text:style-name="P7">6</text:p>
          </table:table-cell>
          <table:table-cell table:style-name="Tabla2.B2" office:value-type="string">
            <text:p text:style-name="P7">3</text:p>
          </table:table-cell>
        </table:table-row>
        <table:table-row table:style-name="Tabla2.2">
          <table:table-cell table:style-name="Tabla2.A2" office:value-type="string">
            <text:p text:style-name="P7">7</text:p>
          </table:table-cell>
          <table:table-cell table:style-name="Tabla2.B2" office:value-type="string">
            <text:p text:style-name="P7">4</text:p>
          </table:table-cell>
        </table:table-row>
        <table:table-row table:style-name="Tabla2.2">
          <table:table-cell table:style-name="Tabla2.A2" office:value-type="string">
            <text:p text:style-name="P7">8</text:p>
          </table:table-cell>
          <table:table-cell table:style-name="Tabla2.B2" office:value-type="string">
            <text:p text:style-name="P7">5</text:p>
          </table:table-cell>
        </table:table-row>
      </table:table>
      <text:list xml:id="list63407864970439" text:continue-list="list63407327200364" text:style-name="Numbering_20_1">
        <text:list-item text:start-value="1">
          <text:p text:style-name="P20"><text:span text:style-name="T19">21/3 = </text:span>7,<text:span text:style-name="T19">00</text:span></text:p>
        </text:list-item>
        <text:list-item>
          <text:p text:style-name="P13"><text:span text:style-name="T11">86</text:span>/<text:span text:style-name="T16">21</text:span> = <text:span text:style-name="T16">4,10</text:span></text:p>
        </text:list-item>
        <text:list-item>
          <text:p text:style-name="P13"><text:span text:style-name="T11">86</text:span>/<text:span text:style-name="T10">12</text:span> = <text:span text:style-name="T17">7,17</text:span></text:p>
        </text:list-item>
      </text:list>
      <text:p text:style-name="Text_20_body"><text:span text:style-name="T1">1</text:span><text:span text:style-name="T3">4</text:span><text:span text:style-name="T1">. Si el valor de la varianza es pequeño, ¿qué </text:span><text:span text:style-name="T4">nos </text:span><text:span text:style-name="T1">indica </text:span><text:span text:style-name="T4">sobre</text:span><text:span text:style-name="T1"> la distribución de los valores?</text:span></text:p>
      <text:list xml:id="list63408255141753" text:continue-list="list63407864970439" text:style-name="Numbering_20_1">
        <text:list-item text:start-value="1">
          <text:p text:style-name="P15">La mayor parte de los valores son muy diferentes al valor de la media aritmética.</text:p>
        </text:list-item>
        <text:list-item>
          <text:p text:style-name="P15">No se puede interpretar, <text:span text:style-name="T18">porque no sabemos</text:span> el valor de la media aritmética.</text:p>
        </text:list-item>
        <text:list-item>
          <text:p text:style-name="P15">La mayoría de los valores están próximos al valor de la media aritmética.</text:p>
        </text:list-item>
      </text:list>
      <text:p text:style-name="P6">1<text:span text:style-name="T15">5</text:span>. En un estudio, al publicar los resultados se afirma que la desviación típica de la variable edad es 0. ¿Qué <text:span text:style-name="T12">podemos </text:span>afirmar con respecto a esa variable?</text:p>
      <text:list xml:id="list63407614675589" text:continue-list="list63408255141753" text:style-name="Numbering_20_1">
        <text:list-item text:start-value="1">
          <text:p text:style-name="P14">Todos los valores son iguales.</text:p>
        </text:list-item>
        <text:list-item>
          <text:p text:style-name="P14">La distribución es asimétrica.</text:p>
        </text:list-item>
        <text:list-item>
          <text:p text:style-name="P14">La media de la edad es 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Arial Unicode MS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Arial Unicode MS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style-name="Normal" style:font-family-generic="roman" style:font-pitch="variable" fo:font-size="12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gBodyText" style:family="paragraph" style:parent-style-name="Standard">
      <style:paragraph-properties fo:margin-top="0cm" fo:margin-bottom="0cm" loext:contextual-spacing="false" fo:line-height="100%"/>
      <style:text-properties style:font-name="Arial1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cgBoxText" style:family="paragraph" style:parent-style-name="Standard">
      <style:paragraph-properties fo:margin-top="0cm" fo:margin-bottom="0cm" loext:contextual-spacing="false" fo:line-height="100%" fo:orphans="2" fo:widows="2" fo:hyphenation-ladder-count="no-limit" fo:padding="0.141cm" fo:border="0.51pt solid #00000a"/>
      <style:text-properties fo:color="#000000" style:font-name="Arial1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Caption" style:family="paragraph" style:parent-style-name="cgBodyText">
      <style:text-properties fo:color="#666699" fo:font-size="10pt" style:font-size-asian="10pt"/>
    </style:style>
    <style:style style:name="cgComment" style:family="paragraph" style:parent-style-name="Standard">
      <style:paragraph-properties fo:margin-top="0cm" fo:margin-bottom="0cm" loext:contextual-spacing="false" fo:line-height="100%" fo:orphans="2" fo:widows="2" fo:hyphenation-ladder-count="no-limit" fo:padding-left="0.141cm" fo:padding-right="0.141cm" fo:padding-top="0.035cm" fo:padding-bottom="0.035cm" fo:border="0.51pt solid #00000a"/>
      <style:text-properties fo:color="#000000" style:font-name="Arial1" fo:font-family="Arial" style:font-family-generic="roman" style:font-pitch="variable" fo:font-size="12pt" fo:language="en" fo:country="GB" fo:font-style="italic" style:font-name-asian="Times New Roman1" style:font-family-asian="'Times New Roman'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ize-complex="12pt" style:font-style-complex="italic" fo:hyphenate="false" fo:hyphenation-remain-char-count="2" fo:hyphenation-push-char-count="2"/>
    </style:style>
    <style:style style:name="cgDefinition" style:family="paragraph" style:parent-style-name="Standard">
      <loext:graphic-properties draw:fill="solid" draw:fill-color="#ccecff" draw:opacity="100%"/>
      <style:paragraph-properties fo:margin-top="0cm" fo:margin-bottom="0cm" loext:contextual-spacing="false" fo:line-height="100%" fo:orphans="2" fo:widows="2" fo:hyphenation-ladder-count="no-limit" fo:background-color="#ccecff"/>
      <style:text-properties fo:color="#000000" style:font-name="Arial1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Heading" style:family="paragraph" style:parent-style-name="Standard">
      <style:paragraph-properties fo:margin-top="0cm" fo:margin-bottom="0.212cm" loext:contextual-spacing="false" fo:line-height="100%"/>
      <style:text-properties style:font-name="Arial1" fo:font-family="Arial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2pt"/>
    </style:style>
    <style:style style:name="cgHTMLInclude" style:family="paragraph" style:parent-style-name="Standard">
      <loext:graphic-properties draw:fill="solid" draw:fill-color="#bdc7d0" draw:opacity="100%"/>
      <style:paragraph-properties fo:margin-top="0cm" fo:margin-bottom="0cm" loext:contextual-spacing="false" fo:line-height="100%" fo:orphans="2" fo:widows="2" fo:hyphenation-ladder-count="no-limit" fo:background-color="#bdc7d0" fo:padding-left="0.141cm" fo:padding-right="0.141cm" fo:padding-top="0.035cm" fo:padding-bottom="0.035cm" fo:border="0.51pt solid #00000a">
        <style:tab-stops>
          <style:tab-stop style:position="2cm"/>
          <style:tab-stop style:position="4.001cm"/>
          <style:tab-stop style:position="6.001cm"/>
        </style:tab-stops>
      </style:paragraph-properties>
      <style:text-properties fo:color="#000000" style:font-name="Arial1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HTMLHeadInclude" style:family="paragraph" style:parent-style-name="cgHTMLInclude"/>
    <style:style style:name="cgInclude" style:family="paragraph" style:parent-style-name="cgBodyText">
      <loext:graphic-properties draw:fill="solid" draw:fill-color="#a4a4c2" draw:opacity="100%"/>
      <style:paragraph-properties fo:background-color="#a4a4c2"/>
    </style:style>
    <style:style style:name="cgLiteral" style:family="paragraph" style:parent-style-name="Standard">
      <loext:graphic-properties draw:fill="solid" draw:fill-color="#dc8688" draw:opacity="100%"/>
      <style:paragraph-properties fo:margin-top="0cm" fo:margin-bottom="0cm" loext:contextual-spacing="false" fo:line-height="100%" fo:orphans="2" fo:widows="2" fo:hyphenation-ladder-count="no-limit" fo:background-color="#dc8688">
        <style:tab-stops>
          <style:tab-stop style:position="2cm"/>
          <style:tab-stop style:position="4.001cm"/>
          <style:tab-stop style:position="6.001cm"/>
        </style:tab-stops>
      </style:paragraph-properties>
      <style:text-properties fo:color="#000000" style:font-name="Arial1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PageTitle" style:family="paragraph" style:parent-style-name="Standard">
      <loext:graphic-properties draw:fill="solid" draw:fill-color="#83a8c1" draw:opacity="100%"/>
      <style:paragraph-properties fo:margin-top="0cm" fo:margin-bottom="0cm" loext:contextual-spacing="false" fo:line-height="100%" fo:orphans="2" fo:widows="2" fo:hyphenation-ladder-count="no-limit" fo:background-color="#83a8c1"/>
      <style:text-properties fo:color="#000000" style:font-name="Arial1" fo:font-family="Arial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cgPanelText" style:family="paragraph" style:parent-style-name="Standard">
      <loext:graphic-properties draw:fill="solid" draw:fill-color="#d9d9d9" draw:opacity="100%"/>
      <style:paragraph-properties fo:margin-top="0cm" fo:margin-bottom="0cm" loext:contextual-spacing="false" fo:line-height="100%" fo:background-color="#d9d9d9"/>
      <style:text-properties style:font-name="Arial1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cgPopup" style:family="paragraph" style:parent-style-name="cgBodyText">
      <loext:graphic-properties draw:fill="solid" draw:fill-color="#99ccff" draw:opacity="100%"/>
      <style:paragraph-properties fo:background-color="#99ccff" fo:padding="0.141cm" fo:border="0.51pt solid #00000a"/>
    </style:style>
    <style:style style:name="cgQuoteText" style:family="paragraph" style:parent-style-name="cgBodyText">
      <loext:graphic-properties draw:fill="solid" draw:fill-color="#ffff99" draw:opacity="100%"/>
      <style:paragraph-properties fo:margin-left="1cm" fo:margin-right="1cm" fo:text-indent="0cm" style:auto-text-indent="false" fo:background-color="#ffff99"/>
      <style:text-properties fo:font-style="italic" style:font-style-asian="italic" style:font-style-complex="italic"/>
    </style:style>
    <style:style style:name="cgSectionTitle" style:family="paragraph" style:parent-style-name="cgBodyText">
      <loext:graphic-properties draw:fill="solid" draw:fill-color="#ff9900" draw:opacity="100%"/>
      <style:paragraph-properties fo:background-color="#ff9900"/>
      <style:text-properties fo:font-size="14pt" fo:font-weight="bold" style:font-size-asian="14pt" style:font-weight-asian="bold"/>
    </style:style>
    <style:style style:name="cgSubHeading" style:family="paragraph" style:parent-style-name="Standard">
      <style:paragraph-properties fo:margin-top="0cm" fo:margin-bottom="0.106cm" loext:contextual-spacing="false" fo:line-height="100%"/>
      <style:text-properties style:font-name="Arial1" fo:font-family="Arial" style:font-family-generic="roman" style:font-pitch="variable" fo:font-size="12pt" fo:language="en" fo:country="GB" fo:font-weight="bold" style:font-name-asian="Times New Roman1" style:font-family-asian="'Times New Roman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cgSummary" style:family="paragraph" style:parent-style-name="Standard">
      <loext:graphic-properties draw:fill="solid" draw:fill-color="#ffff00" draw:opacity="100%"/>
      <style:paragraph-properties fo:margin-top="0cm" fo:margin-bottom="0cm" loext:contextual-spacing="false" fo:line-height="100%" fo:orphans="2" fo:widows="2" fo:hyphenation-ladder-count="no-limit" fo:background-color="#ffff00">
        <style:tab-stops>
          <style:tab-stop style:position="2cm"/>
          <style:tab-stop style:position="4.001cm"/>
          <style:tab-stop style:position="6.001cm"/>
        </style:tab-stops>
      </style:paragraph-properties>
      <style:text-properties fo:color="#000000" style:font-name="Arial1" fo:font-family="Arial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TableColumnHead" style:family="paragraph" style:parent-style-name="cgLiteral">
      <loext:graphic-properties draw:fill="solid" draw:fill-color="#ffcc00" draw:opacity="100%"/>
      <style:paragraph-properties fo:background-color="#ffcc00"/>
      <style:text-properties fo:language="en" fo:country="US"/>
    </style:style>
    <style:style style:name="cgTableRowHead" style:family="paragraph" style:parent-style-name="cgTableColumnHead">
      <loext:graphic-properties draw:fill="solid" draw:fill-color="#ffcc99" draw:opacity="100%"/>
      <style:paragraph-properties fo:background-color="#ffcc99"/>
    </style:style>
    <style:style style:name="xxQuestionBody" style:family="paragraph" style:parent-style-name="cgBodyText">
      <loext:graphic-properties draw:fill="solid" draw:fill-color="#cccccc" draw:opacity="100%"/>
      <style:paragraph-properties fo:background-color="#cccccc"/>
      <style:text-properties text:display="none"/>
    </style:style>
    <style:style style:name="xxQuestionHide" style:family="paragraph" style:parent-style-name="cgBodyText">
      <loext:graphic-properties draw:fill="solid" draw:fill-color="#cccccc" draw:opacity="100%"/>
      <style:paragraph-properties fo:background-color="#cccccc"/>
      <style:text-properties text:display="none"/>
    </style:style>
    <style:style style:name="xxQuestionShow" style:family="paragraph" style:parent-style-name="cgBodyText">
      <loext:graphic-properties draw:fill="solid" draw:fill-color="#cccccc" draw:opacity="100%"/>
      <style:paragraph-properties fo:background-color="#cccccc"/>
    </style:style>
    <style:style style:name="xxQuestionSummary" style:family="paragraph" style:parent-style-name="cgBodyText">
      <loext:graphic-properties draw:fill="solid" draw:fill-color="#cccccc" draw:opacity="100%"/>
      <style:paragraph-properties fo:background-color="#cccccc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Strong_20_Emphasis" style:num-suffix=")" style:num-format="a">
        <style:list-level-properties text:list-level-position-and-space-mode="label-alignment">
          <style:list-level-label-alignment text:label-followed-by="listtab" text:list-tab-stop-position="0.499cm" fo:text-indent="-0.049cm" fo:margin-left="0.499cm"/>
        </style:list-level-properties>
      </text:list-level-style-number>
      <text:list-level-style-number text:level="2" text:style-name="Strong_20_Emphasis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Strong_20_Emphasis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Strong_20_Emphasis" style:num-suffix=")" style:num-format="a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Strong_20_Emphasis" style:num-suffix=")" style:num-format="a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Strong_20_Emphasis" style:num-suffix=")" style:num-format="a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Strong_20_Emphasis" style:num-suffix=")" style:num-format="a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Strong_20_Emphasis" style:num-suffix=")" style:num-format="a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Strong_20_Emphasis" style:num-suffix=")" style:num-format="a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Strong_20_Emphasis" style:num-suffix=")" style:num-format="a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247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iversidad de Sevilla</meta:initial-creator>
    <meta:editing-cycles>32</meta:editing-cycles>
    <meta:creation-date>2010-02-13T19:00:00</meta:creation-date>
    <dc:date>2017-09-20T06:34:06.801000000</dc:date>
    <meta:editing-duration>PT11H16M57S</meta:editing-duration>
    <meta:generator>LibreOffice/5.0.6.3$Windows_x86 LibreOffice_project/490fc03b25318460cfc54456516ea2519c11d1aa</meta:generator>
    <meta:document-statistic meta:table-count="1" meta:image-count="1" meta:object-count="0" meta:page-count="4" meta:paragraph-count="77" meta:word-count="774" meta:character-count="4651" meta:non-whitespace-character-count="3987"/>
    <meta:template xlink:type="simple" xlink:actuate="onRequest" xlink:title="Normal.dotm" xlink:href=""/>
  </office:meta>
</office:document-meta>
</file>